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f797" officeooo:paragraph-rsid="001a1c84" style:font-size-asian="14pt" style:font-size-complex="14pt"/>
    </style:style>
    <style:style style:name="P2" style:family="paragraph" style:parent-style-name="Standard">
      <style:text-properties fo:font-size="14pt" officeooo:rsid="0006f797" officeooo:paragraph-rsid="001a1c8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a1c84" style:font-size-asian="14pt" style:font-size-complex="14pt"/>
    </style:style>
    <style:style style:name="P4" style:family="paragraph" style:parent-style-name="Standard">
      <style:text-properties fo:font-size="14pt" officeooo:paragraph-rsid="001a1c8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1c84" officeooo:paragraph-rsid="001a1c8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1c84" officeooo:paragraph-rsid="001a1c84" style:font-size-asian="14pt" style:font-weight-asian="bold" style:font-size-complex="14pt" style:font-weight-complex="bold"/>
    </style:style>
    <style:style style:name="T1" style:family="text">
      <style:text-properties officeooo:rsid="0006f797"/>
    </style:style>
    <style:style style:name="T2" style:family="text">
      <style:text-properties officeooo:rsid="001a1c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Н</text:span>аціональний технічний університет України</text:p>
      <text:p text:style-name="P3">«Київський політехнічний інститут»</text:p>
      <text:p text:style-name="P3">Факультет інформатики та обчислювальної техніки</text:p>
      <text:p text:style-name="P4"/>
      <text:p text:style-name="P4"/>
      <text:p text:style-name="P4"/>
      <text:p text:style-name="P4"/>
      <text:p text:style-name="P3">Лабораторна робота №<text:span text:style-name="T2">2</text:span></text:p>
      <text:p text:style-name="P3">з курсу “Теорія ймовірностей <text:span text:style-name="T1">та математична статистика”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text:tab/><text:tab/><text:tab/><text:tab/><text:tab/><text:tab/><text:tab/>Виконав:</text:p>
      <text:p text:style-name="P2"><text:tab/><text:tab/><text:tab/><text:tab/><text:tab/><text:tab/><text:tab/><text:tab/>Мазан Я.В.</text:p>
      <text:p text:style-name="P4"><text:tab/><text:tab/><text:tab/><text:tab/><text:tab/><text:tab/><text:tab/><text:tab/>Група І<text:span text:style-name="T1">В-71</text:span></text:p>
      <text:p text:style-name="P4"/>
      <text:p text:style-name="P4"><text:tab/><text:tab/><text:tab/><text:tab/><text:tab/><text:tab/><text:tab/><text:tab/>Перевірив:</text:p>
      <text:p text:style-name="P4"><text:tab/><text:tab/><text:tab/><text:tab/><text:tab/><text:tab/><text:tab/><text:tab/>Марковський О. П.</text:p>
      <text:p text:style-name="P4"/>
      <text:p text:style-name="P4"/>
      <text:p text:style-name="P4"/>
      <text:p text:style-name="P4"/>
      <text:p text:style-name="P1">Київ – 2018</text:p>
      <text:p text:style-name="P5"><text:soft-page-break/>Варіант №12 – експоненційний розподіл</text:p>
      <text:p text:style-name="P5"/>
      <text:p text:style-name="P6">Код програми:</text:p>
      <text:p text:style-name="P5"/>
      <text:p text:style-name="P5">import random</text:p>
      <text:p text:style-name="P5">import math</text:p>
      <text:p text:style-name="P5"/>
      <text:p text:style-name="P5">random.seed(0)</text:p>
      <text:p text:style-name="P5">function_lambda = float(input("Input lambda: "))</text:p>
      <text:p text:style-name="P5"/>
      <text:p text:style-name="P5">x_i = lambda u_i: <text:s/>(-1/function_lambda)*math.log(1-u_i,math.e)</text:p>
      <text:p text:style-name="P5"/>
      <text:p text:style-name="P5">initials = [random.random() for i in range(5000)]</text:p>
      <text:p text:style-name="P5">exponential_distr = [x_i(i) for i in initials]</text:p>
      <text:p text:style-name="P5"/>
      <text:p text:style-name="P5">print(exponential_distr)</text:p>
      <text:p text:style-name="P5"/>
      <text:p text:style-name="P5">math_expectation = sum(exponential_distr)/len(exponential_distr)</text:p>
      <text:p text:style-name="P5">print("Calculated expected value for generated numbers: " + str(math_expectation))</text:p>
      <text:p text:style-name="P5">print("Expected value for exponential distribution equals 1/lambda: "+ str(1/function_lambda))</text:p>
      <text:p text:style-name="P5"/>
      <text:p text:style-name="P5">variance = sum([i**2 for i in exponential_distr])/len(exponential_distr)-math_expectation**2</text:p>
      <text:p text:style-name="P5"/>
      <text:p text:style-name="P5">print("\nCalculated variance for generated numbers: " + str(variance))</text:p>
      <text:p text:style-name="P5">print("Variance for exponential distribution equals (1/lambda)^2: " + str(1/function_lambda**2)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9:48:14.514303728</meta:creation-date>
    <dc:date>2018-10-29T09:51:15.622727327</dc:date>
    <meta:editing-duration>PT3M1S</meta:editing-duration>
    <meta:editing-cycles>1</meta:editing-cycles>
    <meta:document-statistic meta:table-count="0" meta:image-count="0" meta:object-count="0" meta:page-count="2" meta:paragraph-count="27" meta:word-count="114" meta:character-count="1121" meta:non-whitespace-character-count="991"/>
    <meta:generator>LibreOffice/6.0.6.2$Linux_X86_64 LibreOffice_project/00m0$Build-2</meta:generator>
  </office:meta>
</office:document-meta>
</file>